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3e54" officeooo:paragraph-rsid="00153e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Bhong Nilam</text:p>
      <text:p text:style-name="P1">Roll No: 506</text:p>
      <text:p text:style-name="Standard"/>
      <text:p text:style-name="Standard">//ClockServer </text:p>
      <text:p text:style-name="Standard"/>
      <text:p text:style-name="Standard"/>
      <text:p text:style-name="Standard">import java.io.*;</text:p>
      <text:p text:style-name="Standard">import java.net.*;</text:p>
      <text:p text:style-name="Standard">import java.time.Duration;</text:p>
      <text:p text:style-name="Standard">import java.time.LocalTime;</text:p>
      <text:p text:style-name="Standard">import java.util.*;</text:p>
      <text:p text:style-name="Standard"/>
      <text:p text:style-name="Standard">public class ClockServer {</text:p>
      <text:p text:style-name="Standard"><text:s text:c="4"/>private static final int PORT = 8080;</text:p>
      <text:p text:style-name="Standard"><text:s text:c="4"/>private static Map&lt;String, LocalTime&gt; clientTimes = new HashMap&lt;&gt;();</text:p>
      <text:p text:style-name="Standard"><text:s text:c="4"/>private static List&lt;Socket&gt; clients = new ArrayList&lt;&gt;();</text:p>
      <text:p text:style-name="Standard"><text:s text:c="4"/>private static LocalTime serverTime;</text:p>
      <text:p text:style-name="Standard"><text:s text:c="4"/>private static int clientCount = 0;</text:p>
      <text:p text:style-name="Standard"/>
      <text:p text:style-name="Standard"><text:s text:c="4"/>public static void main(String[] args) {</text:p>
      <text:p text:style-name="Standard"><text:s text:c="8"/>try (ServerSocket serverSocket = new ServerSocket(PORT)) {</text:p>
      <text:p text:style-name="Standard"><text:s text:c="12"/>BufferedReader reader = new BufferedReader(new InputStreamReader(System.in));</text:p>
      <text:p text:style-name="Standard"><text:s text:c="12"/>System.out.print("Enter server time (HH MM): ");</text:p>
      <text:p text:style-name="Standard"><text:s text:c="12"/>String[] timeInput = reader.readLine().split(" ");</text:p>
      <text:p text:style-name="Standard"><text:s text:c="12"/>serverTime = LocalTime.of(Integer.parseInt(timeInput[0]), Integer.parseInt(timeInput[1]));</text:p>
      <text:p text:style-name="Standard"/>
      <text:p text:style-name="Standard"><text:s text:c="12"/>System.out.println("Clock Server started on port " + PORT);</text:p>
      <text:p text:style-name="Standard"><text:s text:c="12"/>new Thread(ClockServer::synchronizeClocks).start();</text:p>
      <text:p text:style-name="Standard"/>
      <text:p text:style-name="Standard"><text:s text:c="12"/>while (clients.size() &lt; 2) { <text:s/>// Limit to 2 clients</text:p>
      <text:p text:style-name="Standard"><text:s text:c="16"/>Socket clientSocket = serverSocket.accept();</text:p>
      <text:p text:style-name="Standard"><text:s text:c="16"/>clientCount++;</text:p>
      <text:p text:style-name="Standard"><text:s text:c="16"/>String clientName = "Client " + clientCount;</text:p>
      <text:p text:style-name="Standard"><text:s text:c="16"/>clients.add(clientSocket);</text:p>
      <text:p text:style-name="Standard"><text:s text:c="16"/>new Thread(() -&gt; handleClient(clientSocket, clientName)).start();</text:p>
      <text:p text:style-name="Standard"><text:s text:c="12"/>}</text:p>
      <text:p text:style-name="Standard"/>
      <text:p text:style-name="Standard"><text:s text:c="12"/>System.out.println("Two clients connected. Synchronization will begin.");</text:p>
      <text:p text:style-name="Standard"><text:s text:c="8"/>} catch (IOException e) {</text:p>
      <text:p text:style-name="Standard"><text:s text:c="12"/>e.printStackTrace();</text:p>
      <text:p text:style-name="Standard"><text:s text:c="8"/>}</text:p>
      <text:p text:style-name="Standard"><text:s text:c="4"/>}</text:p>
      <text:p text:style-name="Standard"/>
      <text:p text:style-name="Standard"><text:s text:c="4"/>private static void handleClient(Socket clientSocket, String clientName) {</text:p>
      <text:p text:style-name="Standard"><text:s text:c="8"/>try {</text:p>
      <text:p text:style-name="Standard"><text:s text:c="12"/>BufferedReader in = new BufferedReader(new InputStreamReader(clientSocket.getInputStream()));</text:p>
      <text:p text:style-name="Standard"><text:s text:c="12"/>PrintWriter out = new PrintWriter(clientSocket.getOutputStream(), true);</text:p>
      <text:p text:style-name="Standard"/>
      <text:p text:style-name="Standard"><text:s text:c="12"/>String clientTimeStr = in.readLine();</text:p>
      <text:p text:style-name="Standard"><text:s text:c="12"/>LocalTime clientTime = LocalTime.parse(clientTimeStr);</text:p>
      <text:p text:style-name="Standard"><text:s text:c="12"/>synchronized (clientTimes) {</text:p>
      <text:p text:style-name="Standard"><text:soft-page-break/><text:s text:c="16"/>clientTimes.put(clientName, clientTime);</text:p>
      <text:p text:style-name="Standard"><text:s text:c="12"/>}</text:p>
      <text:p text:style-name="Standard"/>
      <text:p text:style-name="Standard"><text:s text:c="12"/>// Calculate time difference between server and client</text:p>
      <text:p text:style-name="Standard"><text:s text:c="12"/>Duration timeDifference = Duration.between(serverTime, clientTime);</text:p>
      <text:p text:style-name="Standard"><text:s text:c="12"/>System.out.println(clientName + " sent time: " + clientTime);</text:p>
      <text:p text:style-name="Standard"><text:s text:c="12"/>System.out.println("Time difference between Server and " + clientName + ": " + </text:p>
      <text:p text:style-name="Standard"><text:s text:c="31"/>timeDifference.toMinutes() + " minutes");</text:p>
      <text:p text:style-name="Standard"/>
      <text:p text:style-name="Standard"><text:s text:c="8"/>} catch (IOException e) {</text:p>
      <text:p text:style-name="Standard"><text:s text:c="12"/>e.printStackTrace();</text:p>
      <text:p text:style-name="Standard"><text:s text:c="8"/>}</text:p>
      <text:p text:style-name="Standard"><text:s text:c="4"/>}</text:p>
      <text:p text:style-name="Standard"/>
      <text:p text:style-name="Standard"><text:s text:c="4"/>private static void synchronizeClocks() {</text:p>
      <text:p text:style-name="Standard"><text:s text:c="8"/>while (true) {</text:p>
      <text:p text:style-name="Standard"><text:s text:c="12"/>try {</text:p>
      <text:p text:style-name="Standard"><text:s text:c="16"/>Thread.sleep(10000); // Sync every 10 seconds</text:p>
      <text:p text:style-name="Standard"/>
      <text:p text:style-name="Standard"><text:s text:c="16"/>if (clientTimes.size() == 2) {</text:p>
      <text:p text:style-name="Standard"><text:s text:c="20"/>Duration averageTimeDifference = calculateAverageTimeDifference();</text:p>
      <text:p text:style-name="Standard"><text:s text:c="20"/>LocalTime averageTime = calculateAverageTime();</text:p>
      <text:p text:style-name="Standard"><text:s text:c="20"/>System.out.println("\nSynchronization Report:");</text:p>
      <text:p text:style-name="Standard"><text:s text:c="20"/>System.out.println("--------------------------------");</text:p>
      <text:p text:style-name="Standard"><text:s text:c="20"/>System.out.println("Server Time: " + serverTime);</text:p>
      <text:p text:style-name="Standard"><text:s text:c="20"/>System.out.println("Average Time Difference: " + averageTimeDifference.toMinutes() + " minutes");</text:p>
      <text:p text:style-name="Standard"><text:s text:c="20"/>System.out.println("Synchronizing all clocks to: " + averageTime);</text:p>
      <text:p text:style-name="Standard"><text:s text:c="20"/>System.out.println("--------------------------------\n");</text:p>
      <text:p text:style-name="Standard"/>
      <text:p text:style-name="Standard"><text:s text:c="20"/>for (Socket client : clients) {</text:p>
      <text:p text:style-name="Standard"><text:s text:c="24"/>try {</text:p>
      <text:p text:style-name="Standard"><text:s text:c="28"/>PrintWriter out = new PrintWriter(client.getOutputStream(), true);</text:p>
      <text:p text:style-name="Standard"><text:s text:c="28"/>out.println(averageTime);</text:p>
      <text:p text:style-name="Standard"><text:s text:c="24"/>} catch (IOException e) {</text:p>
      <text:p text:style-name="Standard"><text:s text:c="28"/>e.printStackTrace();</text:p>
      <text:p text:style-name="Standard"><text:s text:c="24"/>}</text:p>
      <text:p text:style-name="Standard"><text:s text:c="20"/>}</text:p>
      <text:p text:style-name="Standard"><text:s text:c="16"/>} else {</text:p>
      <text:p text:style-name="Standard"><text:s text:c="20"/>System.out.println("Waiting for two clients to connect...");</text:p>
      <text:p text:style-name="Standard"><text:s text:c="16"/>}</text:p>
      <text:p text:style-name="Standard"><text:s text:c="12"/>} catch (InterruptedException e) {</text:p>
      <text:p text:style-name="Standard"><text:s text:c="16"/>e.printStackTrace();</text:p>
      <text:p text:style-name="Standard"><text:s text:c="12"/>}</text:p>
      <text:p text:style-name="Standard"><text:s text:c="8"/>}</text:p>
      <text:p text:style-name="Standard"><text:s text:c="4"/>}</text:p>
      <text:p text:style-name="Standard"/>
      <text:p text:style-name="Standard"><text:s text:c="4"/>private static LocalTime calculateAverageTime() {</text:p>
      <text:p text:style-name="Standard"><text:s text:c="8"/>int totalMinutes = serverTime.getHour() * 60 + serverTime.getMinute();</text:p>
      <text:p text:style-name="Standard"><text:s text:c="8"/>int count = 1;</text:p>
      <text:p text:style-name="Standard"/>
      <text:p text:style-name="Standard"><text:s text:c="8"/>synchronized (clientTimes) {</text:p>
      <text:p text:style-name="Standard"><text:soft-page-break/><text:s text:c="12"/>for (LocalTime time : clientTimes.values()) {</text:p>
      <text:p text:style-name="Standard"><text:s text:c="16"/>totalMinutes += time.getHour() * 60 + time.getMinute();</text:p>
      <text:p text:style-name="Standard"><text:s text:c="16"/>count++;</text:p>
      <text:p text:style-name="Standard"><text:s text:c="12"/>}</text:p>
      <text:p text:style-name="Standard"><text:s text:c="8"/>}</text:p>
      <text:p text:style-name="Standard"/>
      <text:p text:style-name="Standard"><text:s text:c="8"/>int avgMinutes = totalMinutes / count;</text:p>
      <text:p text:style-name="Standard"><text:s text:c="8"/>return LocalTime.of(avgMinutes / 60, avgMinutes % 60);</text:p>
      <text:p text:style-name="Standard"><text:s text:c="4"/>}</text:p>
      <text:p text:style-name="Standard"/>
      <text:p text:style-name="Standard"><text:s text:c="4"/>private static Duration calculateAverageTimeDifference() {</text:p>
      <text:p text:style-name="Standard"><text:s text:c="8"/>long totalDifference = 0;</text:p>
      <text:p text:style-name="Standard"><text:s text:c="8"/>int count = 0;</text:p>
      <text:p text:style-name="Standard"/>
      <text:p text:style-name="Standard"><text:s text:c="8"/>synchronized (clientTimes) {</text:p>
      <text:p text:style-name="Standard"><text:s text:c="12"/>for (LocalTime clientTime : clientTimes.values()) {</text:p>
      <text:p text:style-name="Standard"><text:s text:c="16"/>totalDifference += Math.abs(Duration.between(serverTime, clientTime).toMinutes());</text:p>
      <text:p text:style-name="Standard"><text:s text:c="16"/>count++;</text:p>
      <text:p text:style-name="Standard"><text:s text:c="12"/>}</text:p>
      <text:p text:style-name="Standard"><text:s text:c="8"/>}</text:p>
      <text:p text:style-name="Standard"/>
      <text:p text:style-name="Standard"><text:s text:c="8"/>return count &gt; 0 ? Duration.ofMinutes(totalDifference / count) : Duration.ZERO;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>//ClientClock</text:p>
      <text:p text:style-name="Standard"/>
      <text:p text:style-name="Standard">import java.io.*;</text:p>
      <text:p text:style-name="Standard">import java.net.*;</text:p>
      <text:p text:style-name="Standard">import java.time.LocalTime;</text:p>
      <text:p text:style-name="Standard">import java.util.Scanner;</text:p>
      <text:p text:style-name="Standard"/>
      <text:p text:style-name="Standard">public class ClientClockSync {</text:p>
      <text:p text:style-name="Standard"><text:s text:c="4"/>private static final String SERVER_ADDRESS = "127.0.0.1";</text:p>
      <text:p text:style-name="Standard"><text:s text:c="4"/>private static final int PORT = 8080;</text:p>
      <text:p text:style-name="Standard"><text:s text:c="4"/>private static LocalTime clientTime;</text:p>
      <text:p text:style-name="Standard"/>
      <text:p text:style-name="Standard"><text:s text:c="4"/>public static void main(String[] args) {</text:p>
      <text:p text:style-name="Standard"><text:s text:c="8"/>try (Socket socket = new Socket(SERVER_ADDRESS, PORT);</text:p>
      <text:p text:style-name="Standard"><text:s text:c="13"/>BufferedReader in = new BufferedReader(new InputStreamReader(socket.getInputStream()));</text:p>
      <text:p text:style-name="Standard"><text:s text:c="13"/>PrintWriter out = new PrintWriter(socket.getOutputStream(), true);</text:p>
      <text:p text:style-name="Standard"><text:s text:c="13"/>Scanner scanner = new Scanner(System.in)) {</text:p>
      <text:p text:style-name="Standard"/>
      <text:p text:style-name="Standard"><text:s text:c="12"/>System.out.print("Enter client time (HH MM): ");</text:p>
      <text:p text:style-name="Standard"><text:s text:c="12"/>String[] timeInput = scanner.nextLine().split(" ");</text:p>
      <text:p text:style-name="Standard"><text:s text:c="12"/>clientTime = LocalTime.of(Integer.parseInt(timeInput[0]), Integer.parseInt(timeInput[1]));</text:p>
      <text:p text:style-name="Standard"/>
      <text:p text:style-name="Standard"><text:s text:c="12"/>out.println(clientTime);</text:p>
      <text:p text:style-name="Standard"><text:s text:c="12"/>System.out.println("Sent client time to server: " + clientTime);</text:p>
      <text:p text:style-name="Standard"><text:soft-page-break/></text:p>
      <text:p text:style-name="Standard"><text:s text:c="12"/>// Receive synchronized time once</text:p>
      <text:p text:style-name="Standard"><text:s text:c="12"/>String serverTimeStr = in.readLine();</text:p>
      <text:p text:style-name="Standard"><text:s text:c="12"/>if (serverTimeStr != null) {</text:p>
      <text:p text:style-name="Standard"><text:s text:c="16"/>LocalTime synchronizedTime = LocalTime.parse(serverTimeStr);</text:p>
      <text:p text:style-name="Standard"><text:s text:c="16"/>System.out.println("Updated synchronized time: " + synchronizedTime);</text:p>
      <text:p text:style-name="Standard"><text:s text:c="12"/>}</text:p>
      <text:p text:style-name="Standard"/>
      <text:p text:style-name="Standard"><text:s text:c="8"/>} catch (IOException e) {</text:p>
      <text:p text:style-name="Standard"><text:s text:c="12"/>e.printStackTrac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utput</text:p>
      <text:p text:style-name="Standard"/>
      <text:p text:style-name="Standard"/>
      <text:p text:style-name="Standard">svpmitpl@svpmitpl-OptiPlex-390:~/Desktop/Assi4$ javac *.java</text:p>
      <text:p text:style-name="Standard">svpmitpl@svpmitpl-OptiPlex-390:~/Desktop/Assi4$ java ClockServer</text:p>
      <text:p text:style-name="Standard">Enter server time (HH MM): 3 00</text:p>
      <text:p text:style-name="Standard">Clock Server started on port 8080</text:p>
      <text:p text:style-name="Standard">Waiting for two clients to connect...</text:p>
      <text:p text:style-name="Standard">Client 1 sent time: 02:25</text:p>
      <text:p text:style-name="Standard">Time difference between Server and Client 1: -35 minutes</text:p>
      <text:p text:style-name="Standard">Waiting for two clients to connect...</text:p>
      <text:p text:style-name="Standard">Two clients connected. Synchronization will begin.</text:p>
      <text:p text:style-name="Standard">Waiting for two clients to connect...</text:p>
      <text:p text:style-name="Standard">Client 2 sent time: 03:25</text:p>
      <text:p text:style-name="Standard">Time difference between Server and Client 2: 25 minutes</text:p>
      <text:p text:style-name="Standard"/>
      <text:p text:style-name="Standard">Synchronization Report:</text:p>
      <text:p text:style-name="Standard">--------------------------------</text:p>
      <text:p text:style-name="Standard">Server Time: 03:00</text:p>
      <text:p text:style-name="Standard">Average Time Difference: 30 minutes</text:p>
      <text:p text:style-name="Standard">Synchronizing all clocks to: 02:56</text:p>
      <text:p text:style-name="Standard">--------------------------------</text:p>
      <text:p text:style-name="Standard"/>
      <text:p text:style-name="Standard"/>
      <text:p text:style-name="Standard">client 1</text:p>
      <text:p text:style-name="Standard">svpmitpl@svpmitpl-OptiPlex-390:~/Desktop/Assi4$ java ClientClockSync</text:p>
      <text:p text:style-name="Standard">Enter client time (HH MM): 3 25</text:p>
      <text:p text:style-name="Standard">Sent client time to server: 03:25</text:p>
      <text:p text:style-name="Standard">Updated synchronized time: 02:56</text:p>
      <text:p text:style-name="Standard"/>
      <text:p text:style-name="Standard"/>
      <text:p text:style-name="Standard"/>
      <text:p text:style-name="Standard">client 2</text:p>
      <text:p text:style-name="Standard"><text:soft-page-break/></text:p>
      <text:p text:style-name="Standard"/>
      <text:p text:style-name="Standard">svpmitpl@svpmitpl-OptiPlex-390:~/Desktop/Assi4$ java ClientClockSync</text:p>
      <text:p text:style-name="Standard">Enter client time (HH MM): 2 25</text:p>
      <text:p text:style-name="Standard">Sent client time to server: 02:25</text:p>
      <text:p text:style-name="Standard">Updated synchronized time: 02:56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24T12:16:11.259459173</meta:creation-date>
    <dc:date>2025-02-24T12:16:52.586086469</dc:date>
    <meta:editing-duration>PT42S</meta:editing-duration>
    <meta:editing-cycles>1</meta:editing-cycles>
    <meta:document-statistic meta:table-count="0" meta:image-count="0" meta:object-count="0" meta:page-count="5" meta:paragraph-count="164" meta:word-count="663" meta:character-count="7199" meta:non-whitespace-character-count="5269"/>
    <meta:generator>LibreOffice/6.0.7.3$Linux_X86_64 LibreOffice_project/00m0$Build-3</meta:generator>
  </office:meta>
</office:document-meta>
</file>